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7.19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24.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fo:background-color="#b2b2b2" style:text-align-source="value-type" style:repeat-content="false" fo:wrap-option="no-wrap" fo:padding="0.035cm" style:rotation-angle="0" style:rotation-align="none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eeeeee" style:text-align-source="value-type" style:repeat-content="false" fo:wrap-option="no-wrap" fo:padding="0.035cm" style:rotation-angle="0" style:rotation-align="none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ackground-color="#b2b2b2" style:text-align-source="fix" style:repeat-content="false" fo:wrap-option="no-wrap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no-wrap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ackground-color="#eeeeee" style:text-align-source="fix" style:repeat-content="false" fo:wrap-option="no-wrap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language="en" fo:country="IE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b2b2b2" style:text-align-source="value-type" style:repeat-content="false" fo:wrap-option="no-wrap" fo:padding="0.035cm" style:rotation-angle="0" style:rotation-align="none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value-type" style:repeat-content="false" fo:background-color="transparent" fo:wrap-option="no-wrap" fo:padding="0.035cm" style:rotation-angle="0" style:rotation-align="none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eeeeee" style:text-align-source="value-type" style:repeat-content="false" fo:wrap-option="no-wrap" fo:padding="0.035cm" style:rotation-angle="0" style:rotation-align="none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Liberation Serif" fo:language="en" fo:country="IE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 style:data-style-name="N0">
      <style:table-cell-properties style:text-align-source="value-type" style:repeat-content="false" fo:background-color="transparent" fo:wrap-option="no-wrap" fo:padding="0.035cm" style:rotation-angle="0" style:rotation-align="none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eeeeee" style:text-align-source="value-type" style:repeat-content="false" fo:wrap-option="no-wrap" fo:padding="0.035cm" style:rotation-angle="0" style:rotation-align="none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text-align-source="value-type" style:repeat-content="false" fo:wrap-option="no-wrap" fo:padding="0.035cm" style:rotation-angle="0" style:rotation-align="none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value-type" style:repeat-content="false" fo:background-color="transparent" fo:wrap-option="no-wrap" fo:padding="0.035cm" style:rotation-angle="0" style:rotation-align="none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ackground-color="#eeeeee" style:text-align-source="value-type" style:repeat-content="false" fo:wrap-option="no-wrap" fo:padding="0.035cm" style:rotation-angle="0" style:rotation-align="none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Liberation Serif" fo:language="en" fo:country="IE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 style:data-style-name="N0">
      <style:table-cell-properties style:text-align-source="value-type" style:repeat-content="false" fo:background-color="transparent" fo:wrap-option="no-wrap" fo:padding="0.035cm" style:rotation-angle="0" style:rotation-align="none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#eeeeee" style:text-align-source="value-type" style:repeat-content="false" fo:wrap-option="no-wrap" fo:padding="0.035cm" style:rotation-angle="0" style:rotation-align="none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ackground-color="#b2b2b2" style:text-align-source="value-type" style:repeat-content="false" fo:wrap-option="no-wrap" fo:padding="0.035cm" style:rotation-angle="0" style:rotation-align="none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ackground-color="#eeeeee" style:text-align-source="value-type" style:repeat-content="false" fo:wrap-option="no-wrap" fo:padding="0.035cm" style:rotation-angle="0" style:rotation-align="none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0">
      <style:table-cell-properties fo:background-color="#b2b2b2" style:text-align-source="fix" style:repeat-content="false" fo:wrap-option="no-wrap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no-wrap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ackground-color="#eeeeee" style:text-align-source="fix" style:repeat-content="false" fo:wrap-option="no-wrap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language="en" fo:country="IE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34"/>
        <table:table-column table:style-name="co7" table:number-columns-repeated="1018" table:default-cell-style-name="ce34"/>
        <table:table-row table:style-name="ro1">
          <table:table-cell table:style-name="ce30" office:value-type="string" calcext:value-type="string">
            <text:p>Experiment</text:p>
          </table:table-cell>
          <table:table-cell table:style-name="ce37" office:value-type="string" calcext:value-type="string">
            <text:p>Type</text:p>
          </table:table-cell>
          <table:table-cell table:style-name="ce39" office:value-type="string" calcext:value-type="string">
            <text:p># Samples</text:p>
          </table:table-cell>
          <table:table-cell table:style-name="ce39" office:value-type="string" calcext:value-type="string" table:number-columns-spanned="2" table:number-rows-spanned="1">
            <text:p>Age range</text:p>
          </table:table-cell>
          <table:covered-table-cell table:style-name="ce39"/>
          <table:table-cell table:style-name="ce37" office:value-type="string" calcext:value-type="string">
            <text:p>Title</text:p>
          </table:table-cell>
          <table:table-cell/>
          <table:table-cell table:style-name="ce43" office:value-type="string" calcext:value-type="string">
            <text:p>Tissue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>
            <text:p>GSE152558</text:p>
          </table:table-cell>
          <table:table-cell table:style-name="ce35" office:value-type="string" calcext:value-type="string">
            <text:p>Expression profiling by high throughput sequencing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85" calcext:value-type="float">
            <text:p>85</text:p>
          </table:table-cell>
          <table:table-cell table:style-name="ce35" office:value-type="string" calcext:value-type="string">
            <text:p>Ribosome profiling analysis of aging human skeletal muscle</text:p>
          </table:table-cell>
          <table:table-cell/>
          <table:table-cell table:style-name="ce44" office:value-type="string" calcext:value-type="string">
            <text:p> skeletal muscle 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GSE164471</text:p>
          </table:table-cell>
          <table:table-cell table:style-name="ce36" office:value-type="string" calcext:value-type="string">
            <text:p>Expression profiling by high throughput sequencing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80" calcext:value-type="float">
            <text:p>80</text:p>
          </table:table-cell>
          <table:table-cell table:style-name="ce36" office:value-type="string" calcext:value-type="string">
            <text:p>Skeletal Muscle Transcriptome in Healthy Aging</text:p>
          </table:table-cell>
          <table:table-cell/>
          <table:table-cell table:style-name="ce44" office:value-type="string" calcext:value-type="string">
            <text:p>skeletal muscle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>
            <text:p>GSE157585</text:p>
          </table:table-cell>
          <table:table-cell table:style-name="ce35" office:value-type="string" calcext:value-type="string">
            <text:p>Expression profiling by high throughput sequencin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string" calcext:value-type="string">
            <text:p>&gt;65</text:p>
          </table:table-cell>
          <table:table-cell table:style-name="ce35" office:value-type="string" calcext:value-type="string">
            <text:p>Metformin Alters Skeletal Muscle Transcriptome Adaptations to Resistance Training in Older Adults</text:p>
          </table:table-cell>
          <table:table-cell/>
          <table:table-cell table:style-name="ce44" office:value-type="string" calcext:value-type="string">
            <text:p>Skeletal Muscle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GSE87105</text:p>
          </table:table-cell>
          <table:table-cell table:style-name="ce36" office:value-type="string" calcext:value-type="string">
            <text:p>Expression profiling by array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78" calcext:value-type="float">
            <text:p>78</text:p>
          </table:table-cell>
          <table:table-cell table:style-name="ce36" office:value-type="string" calcext:value-type="string">
            <text:p>Conserved and species specific molecular denominators in mammalian aging [human]</text:p>
          </table:table-cell>
          <table:table-cell/>
          <table:table-cell table:style-name="ce44" office:value-type="string" calcext:value-type="string">
            <text:p>skeletal muscle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>
            <text:p>GSE23527</text:p>
          </table:table-cell>
          <table:table-cell table:style-name="ce35" office:value-type="string" calcext:value-type="string">
            <text:p>Non-coding RNA profiling by array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76" calcext:value-type="float">
            <text:p>76</text:p>
          </table:table-cell>
          <table:table-cell table:style-name="ce35" office:value-type="string" calcext:value-type="string">
            <text:p>Aging and MicroRNA Expression in Human Skeletal Muscle</text:p>
          </table:table-cell>
          <table:table-cell/>
          <table:table-cell table:style-name="ce44" office:value-type="string" calcext:value-type="string">
            <text:p>skeletal muscle 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PXD006182</text:p>
          </table:table-cell>
          <table:table-cell table:style-name="ce38" office:value-type="string" calcext:value-type="string">
            <text:p>Proteomics (?)</text:p>
          </table:table-cell>
          <table:table-cell table:style-name="ce41"/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75" calcext:value-type="float">
            <text:p>75</text:p>
          </table:table-cell>
          <table:table-cell table:style-name="ce36" office:value-type="string" calcext:value-type="string">
            <text:p>Single muscle fiber proteomics reveals fiber type-specific features of human muscle aging</text:p>
          </table:table-cell>
          <table:table-cell/>
          <table:table-cell table:style-name="ce44" office:value-type="string" calcext:value-type="string">
            <text:p>Skeletal muscle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>
            <text:p>GSE78929</text:p>
          </table:table-cell>
          <table:table-cell table:style-name="ce35" office:value-type="string" calcext:value-type="string">
            <text:p>Expression profiling by array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80" calcext:value-type="float">
            <text:p>80</text:p>
          </table:table-cell>
          <table:table-cell table:style-name="ce35" office:value-type="string" calcext:value-type="string">
            <text:p>Transcriptomic analysis reveals abnormal repair and remodeling in survivors of critical illness with sustained muscle weakness</text:p>
          </table:table-cell>
          <table:table-cell/>
          <table:table-cell table:style-name="ce44" office:value-type="string" calcext:value-type="string">
            <text:p>Skeletal muscle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GSE53702</text:p>
          </table:table-cell>
          <table:table-cell table:style-name="ce36" office:value-type="string" calcext:value-type="string">
            <text:p>Expression profiling by array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78" calcext:value-type="float">
            <text:p>78</text:p>
          </table:table-cell>
          <table:table-cell table:style-name="ce36" office:value-type="string" calcext:value-type="string">
            <text:p>Inflammation-induced acute phase response in skeletal muscle and critical illness myopathy</text:p>
          </table:table-cell>
          <table:table-cell/>
          <table:table-cell table:style-name="ce44" office:value-type="string" calcext:value-type="string">
            <text:p>skeletal muscle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>
            <text:p>GSE21497</text:p>
          </table:table-cell>
          <table:table-cell table:style-name="ce35" office:value-type="string" calcext:value-type="string">
            <text:p>Expression profiling by array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5" calcext:value-type="float">
            <text:p>25</text:p>
          </table:table-cell>
          <table:table-cell table:style-name="ce35" office:value-type="string" calcext:value-type="string">
            <text:p>Common Gene Transcriptional Patterns Following Immobilization, Spinal Cord Injury, and Unloading in Human Skeletal Muscle</text:p>
          </table:table-cell>
          <table:table-cell/>
          <table:table-cell table:style-name="ce44" office:value-type="string" calcext:value-type="string">
            <text:p>skeletal muscle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GSE13205</text:p>
          </table:table-cell>
          <table:table-cell table:style-name="ce36" office:value-type="string" calcext:value-type="string">
            <text:p>Expression profiling by array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77" calcext:value-type="float">
            <text:p>77</text:p>
          </table:table-cell>
          <table:table-cell table:style-name="ce36" office:value-type="string" calcext:value-type="string">
            <text:p>Skeletal muscle transcriptome in ICU patients suffering from sepsis induced multiple organ failure</text:p>
          </table:table-cell>
          <table:table-cell/>
          <table:table-cell table:style-name="ce43" office:value-type="string" calcext:value-type="string">
            <text:p>skeletal muscle</text:p>
          </table:table-cell>
          <table:table-cell table:number-columns-repeated="1016"/>
        </table:table-row>
        <table:table-row table:style-name="ro3">
          <table:table-cell table:style-name="ce33" office:value-type="string" calcext:value-type="string">
            <text:p>GDS3463</text:p>
          </table:table-cell>
          <table:table-cell table:number-columns-repeated="4"/>
          <table:table-cell table:style-name="ce33" office:value-type="string" calcext:value-type="string">
            <text:p>Sepsis effect on the skeletal muscl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SUM([.C2:.C11])" office:value-type="float" office:value="332" calcext:value-type="float">
            <text:p>332</text:p>
          </table:table-cell>
          <table:table-cell table:formula="of:=MIN([.D2:.D11])" office:value-type="float" office:value="18" calcext:value-type="float">
            <text:p>18</text:p>
          </table:table-cell>
          <table:table-cell table:formula="of:=MAX([.E2:.E11])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35" office:value-type="string" calcext:value-type="string">
            <text:p>Expression profiling by high throughput sequencing</text:p>
          </table:table-cell>
          <table:table-cell table:formula="of:=COUNTIF([.B$2:.B$11];[.A15]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Expression profiling by array</text:p>
          </table:table-cell>
          <table:table-cell table:formula="of:=COUNTIF([.B$2:.B$11];[.A16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on-coding RNA profiling by array</text:p>
          </table:table-cell>
          <table:table-cell table:formula="of:=COUNTIF([.B$2:.B$11];[.A17])" office:value-type="float" office:value="1" calcext:value-type="float">
            <text:p>1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14:22:49.000019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14:22:50.725156981</meta:creation-date>
    <meta:editing-duration>PT4H3M1S</meta:editing-duration>
    <meta:editing-cycles>2</meta:editing-cycles>
    <meta:generator>LibreOffice/6.4.7.2$Linux_X86_64 LibreOffice_project/40$Build-2</meta:generator>
    <dc:date>2022-08-05T18:36:00.511538425</dc:date>
    <meta:document-statistic meta:table-count="1" meta:cell-count="86" meta:object-count="0"/>
  </office:meta>
</office:document-meta>
</file>